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ce2" officeooo:paragraph-rsid="000ad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ion S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19:57.771839126</meta:creation-date>
    <dc:date>2022-01-15T07:20:54.466574717</dc:date>
    <meta:editing-duration>PT56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6.4.7.2$Linux_X86_64 LibreOffice_project/40$Build-2</meta:generator>
  </office:meta>
</office:document-meta>
</file>